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a" text:start-value="1" style:num-prefix="(" style:num-suffix=")">
        <style:list-level-properties text:space-before="0.25in" text:min-label-width="0.25in"/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Title">Hymnal</text:h>
      <text:p text:style-name="Text_20_body"><text:span text:style-name="T1">It's</text:span><text:span text:style-name="T2"> </text:span><text:span text:style-name="T3">all</text:span><text:span text:style-name="T4"> </text:span><text:span text:style-name="T5">jokes</text:span> Paul wrote in what he was now calling his Hymnal. He had been writing non-stop all day, because he didn't count pee or cigarette breaks. <text:span text:style-name="T6">All</text:span><text:span text:style-name="T7"> </text:span><text:span text:style-name="T8">art</text:span><text:span text:style-name="T9"> </text:span><text:span text:style-name="T10">is</text:span><text:span text:style-name="T11"> </text:span><text:span text:style-name="T12">an</text:span><text:span text:style-name="T13"> </text:span><text:span text:style-name="T14">inside</text:span><text:span text:style-name="T15"> </text:span><text:span text:style-name="T16">joke.</text:span><text:span text:style-name="T17"> </text:span><text:span text:style-name="T18">The</text:span><text:span text:style-name="T19"> </text:span><text:span text:style-name="T20">symbology</text:span><text:span text:style-name="T21"> </text:span><text:span text:style-name="T22">involved</text:span><text:span text:style-name="T23"> </text:span><text:span text:style-name="T24">must</text:span><text:span text:style-name="T25"> </text:span><text:span text:style-name="T26">be</text:span>---and here he put down his pen and held his head in his hands. He could never think of the word---he said often that he had no words. He opened to a new page in his Hymnal. On the top of it was written in bold script <text:span text:style-name="T27">HYMN</text:span><text:span text:style-name="T28"> </text:span><text:span text:style-name="T29">386:</text:span><text:span text:style-name="T30"> </text:span><text:span text:style-name="T31">JOKES</text:span>.</text:p>
      <text:p text:style-name="Text_20_body">Paul scowled. Who had written in his Hymnal? he wondered. He said it out loud a moment after: "Who has written in my Hymnal?" He realized he was alone in his Writing Shack, which was really a shed in the back of his mother's garden. He wondered why he had to say his thoughts before they became real to him (if this was a habit or an inborn trait). He realized simultaneously that</text:p>
      <text:list text:style-name="L1">
        <text:list-item>
          <text:p text:style-name="P1">he could ask someone and</text:p>
        </text:list-item>
        <text:list-item>
          <text:p text:style-name="P1">that this was something he wondered every time he spoke his thoughts out loud.</text:p>
        </text:list-item>
      </text:list>
      <text:p text:style-name="First_20_paragraph">He resolved to put the issue to rest by asking some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ymnal</dc:title>
  </office:meta>
</office:document-meta>
</file>